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1" text:outline-level="1"><text:a xlink:type="simple" xlink:href="https://intellipaat.com/community/53778/what-are-the-day-to-day-activities-of-a-devops-engineer" text:style-name="Internet_20_link" text:visited-style-name="Visited_20_Internet_20_Link">What are the day to day activities of a DevOps engineer?</text:a></text:h>
      <text:p text:style-name="Standard"/>
      <text:p text:style-name="Standard">https://intellipaat.com/community/53778/what-are-the-day-to-day-activities-of-a-devops-engine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2T18:29:48.738880161</meta:creation-date>
    <dc:date>2022-08-22T18:31:06.163049677</dc:date>
    <meta:editing-duration>PT1M20S</meta:editing-duration>
    <meta:editing-cycles>1</meta:editing-cycles>
    <meta:document-statistic meta:table-count="0" meta:image-count="0" meta:object-count="0" meta:page-count="1" meta:paragraph-count="2" meta:word-count="12" meta:character-count="151" meta:non-whitespace-character-count="141"/>
    <meta:generator>LibreOffice/7.3.4.2$Linux_X86_64 LibreOffice_project/30$Build-2</meta:generator>
  </office:meta>
</office:document-meta>
</file>